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4" style:family="table-column">
      <style:table-column-properties style:column-width="0.6638in" style:use-optimal-column-width="false"/>
    </style:style>
    <style:style style:name="TableColumn45" style:family="table-column">
      <style:table-column-properties style:column-width="1.1284in" style:use-optimal-column-width="false"/>
    </style:style>
    <style:style style:name="TableColumn46" style:family="table-column">
      <style:table-column-properties style:column-width="0.9472in" style:use-optimal-column-width="false"/>
    </style:style>
    <style:style style:name="TableColumn47" style:family="table-column">
      <style:table-column-properties style:column-width="0.8194in" style:use-optimal-column-width="false"/>
    </style:style>
    <style:style style:name="TableColumn48" style:family="table-column">
      <style:table-column-properties style:column-width="0.9472in" style:use-optimal-column-width="false"/>
    </style:style>
    <style:style style:name="TableColumn49" style:family="table-column">
      <style:table-column-properties style:column-width="1.6187in" style:use-optimal-column-width="false"/>
    </style:style>
    <style:style style:name="Table43" style:family="table">
      <style:table-properties style:width="6.125in" fo:margin-left="0.4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2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6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8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0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1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2" style:family="table-cell">
      <style:table-cell-properties fo:border="0.0069in solid #000000" fo:background-color="#D9D9D9" fo:padding-top="0in" fo:padding-left="0.075in" fo:padding-bottom="0in" fo:padding-right="0.075in"/>
    </style:style>
    <style:style style:name="P6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style:font-name-complex="Arial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abletext" style:family="paragraph">
      <style:text-properties style:font-name-complex="Arial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Tabletext" style:family="paragraph">
      <style:text-properties style:font-name-complex="Arial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Tabletext" style:family="paragraph">
      <style:text-properties style:font-name-complex="Arial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abletext" style:family="paragraph">
      <style:text-properties style:font-name-complex="Arial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abletext" style:family="paragraph">
      <style:paragraph-properties fo:text-align="center"/>
      <style:text-properties style:font-name-complex="Arial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Tabletext" style:family="paragraph">
      <style:text-properties style:font-name-complex="Arial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Tabletext" style:family="paragraph">
      <style:text-properties style:font-name-complex="Arial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Tabletext" style:family="paragraph">
      <style:text-properties style:font-name-complex="Arial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abletext" style:family="paragraph">
      <style:text-properties style:font-name-complex="Arial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Tabletext" style:family="paragraph">
      <style:text-properties style:font-name-complex="Aria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Tabletext" style:family="paragraph">
      <style:paragraph-properties fo:text-align="center"/>
      <style:text-properties style:font-name-complex="Arial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Tabletext" style:family="paragraph">
      <style:paragraph-properties fo:text-align="center"/>
      <style:text-properties style:font-name-complex="Arial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Tabletext" style:family="paragraph">
      <style:paragraph-properties fo:text-align="center"/>
      <style:text-properties style:font-name-complex="Arial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Tabletext" style:family="paragraph">
      <style:paragraph-properties fo:text-align="center"/>
      <style:text-properties style:font-name-complex="Arial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Tabletext" style:family="paragraph">
      <style:paragraph-properties fo:text-align="center"/>
      <style:text-properties style:font-name-complex="Arial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Tabletext" style:family="paragraph">
      <style:paragraph-properties fo:text-align="center"/>
      <style:text-properties style:font-name-complex="Arial"/>
    </style:style>
    <style:style style:name="P107" style:parent-style-name="Normal" style:family="paragraph">
      <style:paragraph-properties fo:text-align="end" fo:margin-bottom="0in"/>
    </style:style>
    <style:style style:name="T108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9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10" style:parent-style-name="Normal" style:family="paragraph">
      <style:paragraph-properties fo:break-before="page"/>
    </style:style>
    <style:style style:name="P111" style:parent-style-name="Heading1" style:family="paragraph">
      <style:paragraph-properties fo:break-before="page"/>
    </style:style>
    <style:style style:name="TableColumn113" style:family="table-column">
      <style:table-column-properties style:column-width="0.284in"/>
    </style:style>
    <style:style style:name="TableColumn114" style:family="table-column">
      <style:table-column-properties style:column-width="2.625in"/>
    </style:style>
    <style:style style:name="TableColumn115" style:family="table-column">
      <style:table-column-properties style:column-width="2.2243in"/>
    </style:style>
    <style:style style:name="TableColumn116" style:family="table-column">
      <style:table-column-properties style:column-width="0.8201in"/>
    </style:style>
    <style:style style:name="TableColumn117" style:family="table-column">
      <style:table-column-properties style:column-width="1.0409in"/>
    </style:style>
    <style:style style:name="Table112" style:family="table">
      <style:table-properties style:width="6.9944in" fo:margin-left="-0.3423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2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1" style:family="table-cell">
      <style:table-cell-properties fo:border="0.0069in solid #000000" fo:background-color="#D9D9D9" fo:padding-top="0in" fo:padding-left="0in" fo:padding-bottom="0in" fo:padding-right="0in"/>
    </style:style>
    <style:style style:name="P12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3" style:family="table-cell">
      <style:table-cell-properties fo:border="0.0069in solid #000000" fo:background-color="#D9D9D9" fo:padding-top="0in" fo:padding-left="0in" fo:padding-bottom="0in" fo:padding-right="0in"/>
    </style:style>
    <style:style style:name="P12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fo:background-color="#D9D9D9" fo:padding-top="0in" fo:padding-left="0in" fo:padding-bottom="0in" fo:padding-right="0in"/>
    </style:style>
    <style:style style:name="P12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7" style:family="table-cell">
      <style:table-cell-properties fo:border="0.0069in solid #000000" fo:background-color="#D9D9D9" fo:padding-top="0in" fo:padding-left="0in" fo:padding-bottom="0in" fo:padding-right="0in"/>
    </style:style>
    <style:style style:name="P12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9" style:family="table-row">
      <style:table-row-properties style:min-row-height="0.243in"/>
    </style:style>
    <style:style style:name="TableCell130" style:family="table-cell">
      <style:table-cell-properties fo:border="0.0069in solid #000000" fo:padding-top="0in" fo:padding-left="0.0069in" fo:padding-bottom="0in" fo:padding-right="0.0069in"/>
    </style:style>
    <style:style style:name="TableCell131" style:family="table-cell">
      <style:table-cell-properties fo:border="0.0069in solid #000000" fo:padding-top="0in" fo:padding-left="0in" fo:padding-bottom="0in" fo:padding-right="0in"/>
    </style:style>
    <style:style style:name="TableCell132" style:family="table-cell">
      <style:table-cell-properties fo:border="0.0069in solid #000000" fo:padding-top="0in" fo:padding-left="0in" fo:padding-bottom="0in" fo:padding-right="0in"/>
    </style:style>
    <style:style style:name="P13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34" style:family="table-cell">
      <style:table-cell-properties fo:border="0.0069in solid #000000" fo:padding-top="0in" fo:padding-left="0in" fo:padding-bottom="0in" fo:padding-right="0in"/>
    </style:style>
    <style:style style:name="TableCell135" style:family="table-cell">
      <style:table-cell-properties fo:border="0.0069in solid #000000" fo:padding-top="0in" fo:padding-left="0in" fo:padding-bottom="0in" fo:padding-right="0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069in" fo:padding-bottom="0in" fo:padding-right="0.0069in"/>
    </style:style>
    <style:style style:name="TableCell138" style:family="table-cell">
      <style:table-cell-properties fo:border="0.0069in solid #000000" fo:padding-top="0in" fo:padding-left="0in" fo:padding-bottom="0in" fo:padding-right="0in"/>
    </style:style>
    <style:style style:name="TableCell139" style:family="table-cell">
      <style:table-cell-properties fo:border="0.0069in solid #000000" fo:padding-top="0in" fo:padding-left="0in" fo:padding-bottom="0in" fo:padding-right="0in"/>
    </style:style>
    <style:style style:name="P14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1" style:family="table-cell">
      <style:table-cell-properties fo:border="0.0069in solid #000000" fo:padding-top="0in" fo:padding-left="0in" fo:padding-bottom="0in" fo:padding-right="0in"/>
    </style:style>
    <style:style style:name="TableCell142" style:family="table-cell">
      <style:table-cell-properties fo:border="0.0069in solid #000000" fo:padding-top="0in" fo:padding-left="0in" fo:padding-bottom="0in" fo:padding-right="0in"/>
    </style:style>
    <style:style style:name="P143" style:parent-style-name="ListParagraph" style:list-style-name="LFO1" style:family="paragraph"/>
    <style:style style:name="P144" style:parent-style-name="ListParagraph" style:list-style-name="LFO1" style:family="paragraph"/>
    <style:style style:name="P145" style:parent-style-name="ListParagraph" style:list-style-name="LFO2" style:family="paragraph"/>
    <style:style style:name="P146" style:parent-style-name="ListParagraph" style:list-style-name="LFO2" style:family="paragraph"/>
    <style:style style:name="P147" style:parent-style-name="ListParagraph" style:list-style-name="LFO3" style:family="paragraph"/>
    <style:style style:name="P148" style:parent-style-name="ListParagraph" style:list-style-name="LFO3" style:family="paragraph"/>
    <style:style style:name="P149" style:parent-style-name="Heading1" style:family="paragraph">
      <style:paragraph-properties fo:break-before="page"/>
    </style:style>
    <style:style style:name="TableColumn151" style:family="table-column">
      <style:table-column-properties style:column-width="0.284in"/>
    </style:style>
    <style:style style:name="TableColumn152" style:family="table-column">
      <style:table-column-properties style:column-width="2.2215in"/>
    </style:style>
    <style:style style:name="TableColumn153" style:family="table-column">
      <style:table-column-properties style:column-width="2.6in"/>
    </style:style>
    <style:style style:name="TableColumn154" style:family="table-column">
      <style:table-column-properties style:column-width="0.8201in"/>
    </style:style>
    <style:style style:name="TableColumn155" style:family="table-column">
      <style:table-column-properties style:column-width="1.0409in"/>
    </style:style>
    <style:style style:name="Table150" style:family="table">
      <style:table-properties style:width="6.9666in" fo:margin-left="-0.3423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5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9" style:family="table-cell">
      <style:table-cell-properties fo:border="0.0069in solid #000000" fo:background-color="#D9D9D9" fo:padding-top="0in" fo:padding-left="0in" fo:padding-bottom="0in" fo:padding-right="0in"/>
    </style:style>
    <style:style style:name="P16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1" style:family="table-cell">
      <style:table-cell-properties fo:border="0.0069in solid #000000" fo:background-color="#D9D9D9" fo:padding-top="0in" fo:padding-left="0in" fo:padding-bottom="0in" fo:padding-right="0in"/>
    </style:style>
    <style:style style:name="P16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3" style:family="table-cell">
      <style:table-cell-properties fo:border="0.0069in solid #000000" fo:background-color="#D9D9D9" fo:padding-top="0in" fo:padding-left="0in" fo:padding-bottom="0in" fo:padding-right="0in"/>
    </style:style>
    <style:style style:name="P16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5" style:family="table-cell">
      <style:table-cell-properties fo:border="0.0069in solid #000000" fo:background-color="#D9D9D9" fo:padding-top="0in" fo:padding-left="0in" fo:padding-bottom="0in" fo:padding-right="0in"/>
    </style:style>
    <style:style style:name="P16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67" style:family="table-row">
      <style:table-row-properties style:min-row-height="0.243in"/>
    </style:style>
    <style:style style:name="TableCell168" style:family="table-cell">
      <style:table-cell-properties fo:border="0.0069in solid #000000" fo:padding-top="0in" fo:padding-left="0.0069in" fo:padding-bottom="0in" fo:padding-right="0.0069in"/>
    </style:style>
    <style:style style:name="TableCell169" style:family="table-cell">
      <style:table-cell-properties fo:border="0.0069in solid #000000" fo:padding-top="0in" fo:padding-left="0in" fo:padding-bottom="0in" fo:padding-right="0in"/>
    </style:style>
    <style:style style:name="TableCell170" style:family="table-cell">
      <style:table-cell-properties fo:border="0.0069in solid #000000" fo:padding-top="0in" fo:padding-left="0in" fo:padding-bottom="0in" fo:padding-right="0in"/>
    </style:style>
    <style:style style:name="P17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2" style:family="table-cell">
      <style:table-cell-properties fo:border="0.0069in solid #000000" fo:padding-top="0in" fo:padding-left="0in" fo:padding-bottom="0in" fo:padding-right="0in"/>
    </style:style>
    <style:style style:name="TableCell173" style:family="table-cell">
      <style:table-cell-properties fo:border="0.0069in solid #000000" fo:padding-top="0in" fo:padding-left="0in" fo:padding-bottom="0in" fo:padding-right="0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fo:padding-top="0in" fo:padding-left="0.0069in" fo:padding-bottom="0in" fo:padding-right="0.0069in"/>
    </style:style>
    <style:style style:name="TableCell176" style:family="table-cell">
      <style:table-cell-properties fo:border="0.0069in solid #000000" fo:padding-top="0in" fo:padding-left="0in" fo:padding-bottom="0in" fo:padding-right="0in"/>
    </style:style>
    <style:style style:name="TableCell177" style:family="table-cell">
      <style:table-cell-properties fo:border="0.0069in solid #000000" fo:padding-top="0in" fo:padding-left="0in" fo:padding-bottom="0in" fo:padding-right="0in"/>
    </style:style>
    <style:style style:name="P17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9" style:family="table-cell">
      <style:table-cell-properties fo:border="0.0069in solid #000000" fo:padding-top="0in" fo:padding-left="0in" fo:padding-bottom="0in" fo:padding-right="0in"/>
    </style:style>
    <style:style style:name="TableCell180" style:family="table-cell">
      <style:table-cell-properties fo:border="0.0069in solid #000000" fo:padding-top="0in" fo:padding-left="0in" fo:padding-bottom="0in" fo:padding-right="0in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padding-top="0in" fo:padding-left="0.0069in" fo:padding-bottom="0in" fo:padding-right="0.0069in"/>
    </style:style>
    <style:style style:name="TableCell183" style:family="table-cell">
      <style:table-cell-properties fo:border="0.0069in solid #000000" fo:padding-top="0in" fo:padding-left="0in" fo:padding-bottom="0in" fo:padding-right="0in"/>
    </style:style>
    <style:style style:name="TableCell184" style:family="table-cell">
      <style:table-cell-properties fo:border="0.0069in solid #000000" fo:padding-top="0in" fo:padding-left="0in" fo:padding-bottom="0in" fo:padding-right="0in"/>
    </style:style>
    <style:style style:name="P18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6" style:family="table-cell">
      <style:table-cell-properties fo:border="0.0069in solid #000000" fo:padding-top="0in" fo:padding-left="0in" fo:padding-bottom="0in" fo:padding-right="0in"/>
    </style:style>
    <style:style style:name="TableCell187" style:family="table-cell">
      <style:table-cell-properties fo:border="0.0069in solid #000000" fo:padding-top="0in" fo:padding-left="0in" fo:padding-bottom="0in" fo:padding-right="0in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fo:padding-top="0in" fo:padding-left="0.0069in" fo:padding-bottom="0in" fo:padding-right="0.0069in"/>
    </style:style>
    <style:style style:name="TableCell190" style:family="table-cell">
      <style:table-cell-properties fo:border="0.0069in solid #000000" fo:padding-top="0in" fo:padding-left="0in" fo:padding-bottom="0in" fo:padding-right="0in"/>
    </style:style>
    <style:style style:name="TableCell191" style:family="table-cell">
      <style:table-cell-properties fo:border="0.0069in solid #000000" fo:padding-top="0in" fo:padding-left="0in" fo:padding-bottom="0in" fo:padding-right="0in"/>
    </style:style>
    <style:style style:name="P19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3" style:family="table-cell">
      <style:table-cell-properties fo:border="0.0069in solid #000000" fo:padding-top="0in" fo:padding-left="0in" fo:padding-bottom="0in" fo:padding-right="0in"/>
    </style:style>
    <style:style style:name="TableCell194" style:family="table-cell">
      <style:table-cell-properties fo:border="0.0069in solid #000000" fo:padding-top="0in" fo:padding-left="0in" fo:padding-bottom="0in" fo:padding-right="0in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fo:padding-top="0in" fo:padding-left="0.0069in" fo:padding-bottom="0in" fo:padding-right="0.0069in"/>
    </style:style>
    <style:style style:name="TableCell197" style:family="table-cell">
      <style:table-cell-properties fo:border="0.0069in solid #000000" fo:padding-top="0in" fo:padding-left="0in" fo:padding-bottom="0in" fo:padding-right="0in"/>
    </style:style>
    <style:style style:name="TableCell198" style:family="table-cell">
      <style:table-cell-properties fo:border="0.0069in solid #000000" fo:padding-top="0in" fo:padding-left="0in" fo:padding-bottom="0in" fo:padding-right="0in"/>
    </style:style>
    <style:style style:name="P19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0" style:family="table-cell">
      <style:table-cell-properties fo:border="0.0069in solid #000000" fo:padding-top="0in" fo:padding-left="0in" fo:padding-bottom="0in" fo:padding-right="0in"/>
    </style:style>
    <style:style style:name="TableCell201" style:family="table-cell">
      <style:table-cell-properties fo:border="0.0069in solid #000000" fo:padding-top="0in" fo:padding-left="0in" fo:padding-bottom="0in" fo:padding-right="0in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fo:padding-top="0in" fo:padding-left="0.0069in" fo:padding-bottom="0in" fo:padding-right="0.0069in"/>
    </style:style>
    <style:style style:name="TableCell204" style:family="table-cell">
      <style:table-cell-properties fo:border="0.0069in solid #000000" fo:padding-top="0in" fo:padding-left="0in" fo:padding-bottom="0in" fo:padding-right="0in"/>
    </style:style>
    <style:style style:name="TableCell205" style:family="table-cell">
      <style:table-cell-properties fo:border="0.0069in solid #000000" fo:padding-top="0in" fo:padding-left="0in" fo:padding-bottom="0in" fo:padding-right="0in"/>
    </style:style>
    <style:style style:name="P20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7" style:family="table-cell">
      <style:table-cell-properties fo:border="0.0069in solid #000000" fo:padding-top="0in" fo:padding-left="0in" fo:padding-bottom="0in" fo:padding-right="0in"/>
    </style:style>
    <style:style style:name="TableCell208" style:family="table-cell">
      <style:table-cell-properties fo:border="0.0069in solid #000000" fo:padding-top="0in" fo:padding-left="0in" fo:padding-bottom="0in" fo:padding-right="0in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fo:padding-top="0in" fo:padding-left="0.0069in" fo:padding-bottom="0in" fo:padding-right="0.0069in"/>
    </style:style>
    <style:style style:name="TableCell211" style:family="table-cell">
      <style:table-cell-properties fo:border="0.0069in solid #000000" fo:padding-top="0in" fo:padding-left="0in" fo:padding-bottom="0in" fo:padding-right="0in"/>
    </style:style>
    <style:style style:name="TableCell212" style:family="table-cell">
      <style:table-cell-properties fo:border="0.0069in solid #000000" fo:padding-top="0in" fo:padding-left="0in" fo:padding-bottom="0in" fo:padding-right="0in"/>
    </style:style>
    <style:style style:name="T2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16" style:family="table-cell">
      <style:table-cell-properties fo:border="0.0069in solid #000000" fo:padding-top="0in" fo:padding-left="0in" fo:padding-bottom="0in" fo:padding-right="0in"/>
    </style:style>
    <style:style style:name="TableCell217" style:family="table-cell">
      <style:table-cell-properties fo:border="0.0069in solid #000000" fo:padding-top="0in" fo:padding-left="0in" fo:padding-bottom="0in" fo:padding-right="0in"/>
    </style:style>
    <style:style style:name="P218" style:parent-style-name="NoSpacing" style:list-style-name="LFO4" style:family="paragraph"/>
    <style:style style:name="P219" style:parent-style-name="NoSpacing" style:list-style-name="LFO4" style:family="paragraph"/>
    <style:style style:name="P220" style:parent-style-name="NoSpacing" style:list-style-name="LFO4" style:family="paragraph"/>
    <style:style style:name="P221" style:parent-style-name="NoSpacing" style:list-style-name="LFO4" style:family="paragraph"/>
    <style:style style:name="P222" style:parent-style-name="NoSpacing" style:list-style-name="LFO4" style:family="paragraph"/>
    <style:style style:name="P223" style:parent-style-name="NoSpacing" style:list-style-name="LFO4" style:family="paragraph"/>
    <style:style style:name="P224" style:parent-style-name="NoSpacing" style:list-style-name="LFO4" style:family="paragraph"/>
    <style:style style:name="P225" style:parent-style-name="ListParagraph" style:list-style-name="LFO5" style:family="paragraph"/>
    <style:style style:name="P226" style:parent-style-name="ListParagraph" style:list-style-name="LFO5" style:family="paragraph"/>
    <style:style style:name="P227" style:parent-style-name="ListParagraph" style:list-style-name="LFO5" style:family="paragraph"/>
    <style:style style:name="P228" style:parent-style-name="ListParagraph" style:list-style-name="LFO5" style:family="paragraph"/>
    <style:style style:name="P229" style:parent-style-name="ListParagraph" style:list-style-name="LFO5" style:family="paragraph"/>
    <style:style style:name="P230" style:parent-style-name="ListParagraph" style:list-style-name="LFO5" style:family="paragraph"/>
    <style:style style:name="P231" style:parent-style-name="ListParagraph" style:list-style-name="LFO5" style:family="paragraph"/>
    <style:style style:name="P232" style:parent-style-name="ListParagraph" style:list-style-name="LFO6" style:family="paragraph"/>
    <style:style style:name="P233" style:parent-style-name="ListParagraph" style:list-style-name="LFO6" style:family="paragraph"/>
    <style:style style:name="P234" style:parent-style-name="ListParagraph" style:list-style-name="LFO6" style:family="paragraph"/>
    <style:style style:name="P235" style:parent-style-name="ListParagraph" style:list-style-name="LFO6" style:family="paragraph"/>
    <style:style style:name="P236" style:parent-style-name="ListParagraph" style:list-style-name="LFO6" style:family="paragraph"/>
    <style:style style:name="P237" style:parent-style-name="ListParagraph" style:list-style-name="LFO6" style:family="paragraph"/>
    <style:style style:name="P238" style:parent-style-name="ListParagraph" style:list-style-name="LFO6" style:family="paragraph"/>
    <style:style style:name="P239" style:parent-style-name="Heading1" style:family="paragraph">
      <style:paragraph-properties fo:break-before="page"/>
    </style:style>
    <style:style style:name="TableColumn241" style:family="table-column">
      <style:table-column-properties style:column-width="1.625in"/>
    </style:style>
    <style:style style:name="TableColumn242" style:family="table-column">
      <style:table-column-properties style:column-width="2.625in"/>
    </style:style>
    <style:style style:name="TableColumn243" style:family="table-column">
      <style:table-column-properties style:column-width="0.75in"/>
    </style:style>
    <style:style style:name="TableColumn244" style:family="table-column">
      <style:table-column-properties style:column-width="1.125in"/>
    </style:style>
    <style:style style:name="Table240" style:family="table">
      <style:table-properties style:width="6.125in" fo:margin-left="0.3784in" table:align="lef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background-color="#D9D9D9" fo:padding-top="0in" fo:padding-left="0in" fo:padding-bottom="0in" fo:padding-right="0in"/>
    </style:style>
    <style:style style:name="P24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8" style:family="table-cell">
      <style:table-cell-properties fo:border="0.0069in solid #000000" fo:background-color="#D9D9D9" fo:padding-top="0in" fo:padding-left="0in" fo:padding-bottom="0in" fo:padding-right="0in"/>
    </style:style>
    <style:style style:name="P24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0" style:family="table-cell">
      <style:table-cell-properties fo:border="0.0069in solid #000000" fo:background-color="#D9D9D9" fo:padding-top="0in" fo:padding-left="0in" fo:padding-bottom="0in" fo:padding-right="0in"/>
    </style:style>
    <style:style style:name="P25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2" style:family="table-cell">
      <style:table-cell-properties fo:border="0.0069in solid #000000" fo:background-color="#D9D9D9" fo:padding-top="0in" fo:padding-left="0in" fo:padding-bottom="0in" fo:padding-right="0in"/>
    </style:style>
    <style:style style:name="P25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fo:padding-top="0in" fo:padding-left="0in" fo:padding-bottom="0in" fo:padding-right="0in"/>
    </style:style>
    <style:style style:name="P25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57" style:family="table-cell">
      <style:table-cell-properties fo:border="0.0069in solid #000000" fo:padding-top="0in" fo:padding-left="0in" fo:padding-bottom="0in" fo:padding-right="0in"/>
    </style:style>
    <style:style style:name="P25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59" style:family="table-cell">
      <style:table-cell-properties fo:border="0.0069in solid #000000" fo:padding-top="0in" fo:padding-left="0in" fo:padding-bottom="0in" fo:padding-right="0in"/>
    </style:style>
    <style:style style:name="P26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61" style:family="table-cell">
      <style:table-cell-properties fo:border="0.0069in solid #000000" fo:padding-top="0in" fo:padding-left="0in" fo:padding-bottom="0in" fo:padding-right="0in"/>
    </style:style>
    <style:style style:name="P26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fo:padding-top="0in" fo:padding-left="0in" fo:padding-bottom="0in" fo:padding-right="0in"/>
    </style:style>
    <style:style style:name="P26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66" style:family="table-cell">
      <style:table-cell-properties fo:border="0.0069in solid #000000" fo:padding-top="0in" fo:padding-left="0in" fo:padding-bottom="0in" fo:padding-right="0in"/>
    </style:style>
    <style:style style:name="P26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68" style:family="table-cell">
      <style:table-cell-properties fo:border="0.0069in solid #000000" fo:padding-top="0in" fo:padding-left="0in" fo:padding-bottom="0in" fo:padding-right="0in"/>
    </style:style>
    <style:style style:name="P26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0" style:family="table-cell">
      <style:table-cell-properties fo:border="0.0069in solid #000000" fo:padding-top="0in" fo:padding-left="0in" fo:padding-bottom="0in" fo:padding-right="0in"/>
    </style:style>
    <style:style style:name="P27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fo:padding-top="0in" fo:padding-left="0in" fo:padding-bottom="0in" fo:padding-right="0in"/>
    </style:style>
    <style:style style:name="P27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5" style:family="table-cell">
      <style:table-cell-properties fo:border="0.0069in solid #000000" fo:padding-top="0in" fo:padding-left="0in" fo:padding-bottom="0in" fo:padding-right="0in"/>
    </style:style>
    <style:style style:name="P27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7" style:family="table-cell">
      <style:table-cell-properties fo:border="0.0069in solid #000000" fo:padding-top="0in" fo:padding-left="0in" fo:padding-bottom="0in" fo:padding-right="0in"/>
    </style:style>
    <style:style style:name="P27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9" style:family="table-cell">
      <style:table-cell-properties fo:border="0.0069in solid #000000" fo:padding-top="0in" fo:padding-left="0in" fo:padding-bottom="0in" fo:padding-right="0in"/>
    </style:style>
    <style:style style:name="P28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281" style:parent-style-name="Normal" style:family="paragraph">
      <style:paragraph-properties fo:break-before="page"/>
    </style:style>
  </office:automatic-styles>
  <office:body>
    <office:text text:use-soft-page-breaks="true">
      <text:p text:style-name="P1">Software Application Testing</text:p>
      <text:p text:style-name="Title">Assessment task 2</text:p>
      <text:p text:style-name="Title">Ciarán Maher 11/01/2016</text:p>
      <text:p text:style-name="Title">KTQ0855</text:p>
      <text:p text:style-name="Normal"/>
      <text:p text:style-name="Normal"/>
      <text:p text:style-name="P6">Test Plan</text:p>
      <text:p text:style-name="P7"/>
      <text:p text:style-name="TOCHeading">Contents</text:p>
      <text:p text:style-name="P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40016137" office:target-frame-name="_top" xlink:show="replace"><text:span text:style-name="Hyperlink">VERSION HISTORY</text:span><text:tab/>3</text:a></text:p>
          <text:p text:style-name="P10"><text:a xlink:href="#_Toc440016138" office:target-frame-name="_top" xlink:show="replace"><text:span text:style-name="Hyperlink">Introduction</text:span><text:tab/>4</text:a></text:p>
          <text:p text:style-name="P11"><text:a xlink:href="#_Toc440016139" office:target-frame-name="_top" xlink:show="replace"><text:span text:style-name="Hyperlink">Purpose of The Test Plan Document</text:span><text:tab/>4</text:a></text:p>
          <text:p text:style-name="P12"><text:a xlink:href="#_Toc440016140" office:target-frame-name="_top" xlink:show="replace"><text:span text:style-name="Hyperlink">System Testing</text:span><text:tab/>5</text:a></text:p>
          <text:p text:style-name="P13"><text:a xlink:href="#_Toc440016141" office:target-frame-name="_top" xlink:show="replace"><text:span text:style-name="Hyperlink">Test Risks / Issues</text:span><text:tab/>5</text:a></text:p>
          <text:p text:style-name="P14"><text:a xlink:href="#_Toc440016142" office:target-frame-name="_top" xlink:show="replace"><text:span text:style-name="Hyperlink">Items to</text:span><text:span text:style-name="Hyperlink"><text:s/>be Tested / Not Tested</text:span><text:tab/>5</text:a></text:p>
          <text:p text:style-name="P15"><text:a xlink:href="#_Toc440016143" office:target-frame-name="_top" xlink:show="replace"><text:span text:style-name="Hyperlink">Test Approach(s)</text:span><text:tab/>5</text:a></text:p>
          <text:p text:style-name="P16"><text:a xlink:href="#_Toc440016144" office:target-frame-name="_top" xlink:show="replace"><text:span text:style-name="Hyperlink">Test Regulatory / Mandate Criteria</text:span><text:tab/>5</text:a></text:p>
          <text:p text:style-name="P17"><text:a xlink:href="#_Toc440016145" office:target-frame-name="_top" xlink:show="replace"><text:span text:style-name="Hyperlink">Test Pass / Fail Criteria</text:span><text:tab/>5</text:a></text:p>
          <text:p text:style-name="P18"><text:a xlink:href="#_Toc440016146" office:target-frame-name="_top" xlink:show="replace"><text:span text:style-name="Hyperlink">Test Entry / Exit<text:s/></text:span><text:span text:style-name="Hyperlink">Criteria</text:span><text:tab/>5</text:a></text:p>
          <text:p text:style-name="P19"><text:a xlink:href="#_Toc440016147" office:target-frame-name="_top" xlink:show="replace"><text:span text:style-name="Hyperlink">Test Deliverables</text:span><text:tab/>5</text:a></text:p>
          <text:p text:style-name="P20"><text:a xlink:href="#_Toc440016148" office:target-frame-name="_top" xlink:show="replace"><text:span text:style-name="Hyperlink">Test Suspension / Resumption Criteria</text:span><text:tab/>5</text:a></text:p>
          <text:p text:style-name="P21"><text:a xlink:href="#_Toc440016149" office:target-frame-name="_top" xlink:show="replace"><text:span text:style-name="Hyperlink">Test Environmental / Staffing / Training Needs</text:span><text:tab/>5</text:a></text:p>
          <text:p text:style-name="P22"><text:a xlink:href="#_Toc440016150" office:target-frame-name="_top" xlink:show="replace"><text:span text:style-name="Hyperlink">Unit<text:s/></text:span><text:span text:style-name="Hyperlink">Testing</text:span><text:tab/>6</text:a></text:p>
          <text:p text:style-name="P23"><text:a xlink:href="#_Toc440016151" office:target-frame-name="_top" xlink:show="replace"><text:span text:style-name="Hyperlink">Test Risks / Issues</text:span><text:tab/>6</text:a></text:p>
          <text:p text:style-name="P24"><text:a xlink:href="#_Toc440016152" office:target-frame-name="_top" xlink:show="replace"><text:span text:style-name="Hyperlink">Items to be Tested / Not Tested</text:span><text:tab/>6</text:a></text:p>
          <text:p text:style-name="P25"><text:a xlink:href="#_Toc440016153" office:target-frame-name="_top" xlink:show="replace"><text:span text:style-name="Hyperlink">Test Approach(s)</text:span><text:tab/>6</text:a></text:p>
          <text:p text:style-name="P26"><text:a xlink:href="#_Toc440016154" office:target-frame-name="_top" xlink:show="replace"><text:span text:style-name="Hyperlink">Test Regulatory / Mandate Criteria</text:span><text:tab/>6</text:a></text:p>
          <text:p text:style-name="P27"><text:a xlink:href="#_Toc440016155" office:target-frame-name="_top" xlink:show="replace"><text:span text:style-name="Hyperlink">Test Pass / Fail Criteria</text:span><text:tab/>6</text:a></text:p>
          <text:p text:style-name="P28"><text:a xlink:href="#_Toc440016156" office:target-frame-name="_top" xlink:show="replace"><text:span text:style-name="Hyperlink">Test Entry / Exit Criteria</text:span><text:tab/>6</text:a></text:p>
          <text:p text:style-name="P29"><text:a xlink:href="#_Toc440016157" office:target-frame-name="_top" xlink:show="replace"><text:span text:style-name="Hyperlink">Test Deliverables</text:span><text:tab/>6</text:a></text:p>
          <text:p text:style-name="P30"><text:a xlink:href="#_Toc440016158" office:target-frame-name="_top" xlink:show="replace"><text:span text:style-name="Hyperlink">Test Suspension / Resumption Criteria</text:span><text:tab/>6</text:a></text:p>
          <text:p text:style-name="P31"><text:a xlink:href="#_Toc440016159" office:target-frame-name="_top" xlink:show="replace"><text:span text:style-name="Hyperlink">Test Environmental / Staffing / Training Needs</text:span><text:tab/>6</text:a></text:p>
          <text:p text:style-name="P32"><text:a xlink:href="#_Toc440016160" office:target-frame-name="_top" xlink:show="replace"><text:span text:style-name="Hyperlink">User Acceptance Testing</text:span><text:tab/>7</text:a></text:p>
          <text:p text:style-name="P33"><text:a xlink:href="#_Toc440016161" office:target-frame-name="_top" xlink:show="replace"><text:span text:style-name="Hyperlink">Test Risks / Issues</text:span><text:tab/>7</text:a></text:p>
          <text:p text:style-name="P34"><text:a xlink:href="#_Toc440016162" office:target-frame-name="_top" xlink:show="replace"><text:span text:style-name="Hyperlink">Items to be Tested / Not Tested</text:span><text:tab/>7</text:a></text:p>
          <text:p text:style-name="P35"><text:a xlink:href="#_Toc440016163" office:target-frame-name="_top" xlink:show="replace"><text:span text:style-name="Hyperlink">Test Approach(s)</text:span><text:tab/>7</text:a></text:p>
          <text:p text:style-name="P36"><text:a xlink:href="#_Toc440016164" office:target-frame-name="_top" xlink:show="replace"><text:span text:style-name="Hyperlink">Test Regulatory / Mandate Criteria</text:span><text:tab/>7</text:a></text:p>
          <text:p text:style-name="P37"><text:a xlink:href="#_Toc440016165" office:target-frame-name="_top" xlink:show="replace"><text:span text:style-name="Hyperlink">Test Pass / Fail Criteria</text:span><text:tab/>7</text:a></text:p>
          <text:p text:style-name="P38"><text:a xlink:href="#_Toc440016166" office:target-frame-name="_top" xlink:show="replace"><text:span text:style-name="Hyperlink">Test Entry / Exit Criteria</text:span><text:tab/>7</text:a></text:p>
          <text:p text:style-name="P39"><text:a xlink:href="#_Toc440016167" office:target-frame-name="_top" xlink:show="replace"><text:span text:style-name="Hyperlink">Test Deliverables</text:span><text:tab/>7</text:a></text:p>
          <text:p text:style-name="P40"><text:a xlink:href="#_Toc440016168" office:target-frame-name="_top" xlink:show="replace"><text:span text:style-name="Hyperlink">Test Suspension / Resumption Criteria</text:span><text:tab/>7</text:a></text:p>
          <text:p text:style-name="P41"><text:a xlink:href="#_Toc440016169" office:target-frame-name="_top" xlink:show="replace"><text:span text:style-name="Hyperlink">Test Environmental / Staffing / Training Needs</text:span><text:tab/>7</text:a></text:p>
          <text:p text:style-name="P42"><text:a xlink:href="#_Toc440016170" office:target-frame-name="_top" xlink:show="replace"><text:span text:style-name="Hyperlink">Conclusion</text:span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39948480"/><text:bookmark-start text:name="_Toc440016137"/>VERSION HISTORY<text:bookmark-end text:name="_Toc439948480"/><text:bookmark-end text:name="_Toc440016137"/></text:h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Version<text:line-break/>#</text:p>
          </table:table-cell>
          <table:table-cell table:style-name="TableCell53">
            <text:p text:style-name="P54">Implemented</text:p>
            <text:p text:style-name="P55">By</text:p>
          </table:table-cell>
          <table:table-cell table:style-name="TableCell56">
            <text:p text:style-name="P57">Revision</text:p>
            <text:p text:style-name="P58">Date</text:p>
          </table:table-cell>
          <table:table-cell table:style-name="TableCell59">
            <text:p text:style-name="P60">Approved</text:p>
            <text:p text:style-name="P61">By</text:p>
          </table:table-cell>
          <table:table-cell table:style-name="TableCell62">
            <text:p text:style-name="P63">Approval</text:p>
            <text:p text:style-name="P64">Date</text:p>
          </table:table-cell>
          <table:table-cell table:style-name="TableCell65">
            <text:p text:style-name="P66">Reason</text:p>
          </table:table-cell>
        </table:table-row>
        <table:table-row table:style-name="TableRow67">
          <table:table-cell table:style-name="TableCell68">
            <text:p text:style-name="P69">1.0</text:p>
          </table:table-cell>
          <table:table-cell table:style-name="TableCell70">
            <text:p text:style-name="P71">Ciarán Maher</text:p>
          </table:table-cell>
          <table:table-cell table:style-name="TableCell72">
            <text:p text:style-name="P73">05/Jan/2016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Tabletext"><text:span text:style-name="T79"><text:title text:fixed="false">Test Plan</text:title></text:span><text:span text:style-name="T80"><text:s/>first draft</text:span>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><text:span text:style-name="T108">UP Template Version:</text:span><text:span text:style-name="T109"><text:s/>12/31/07</text:span></text:p>
      <text:p text:style-name="Normal"/>
      <text:p text:style-name="P110"/>
      <text:h text:style-name="Heading1" text:outline-level="1"><text:bookmark-start text:name="_Toc439684268"/><text:bookmark-start text:name="_Toc439948481"/><text:bookmark-start text:name="_Toc440016138"/>Introduction<text:bookmark-end text:name="_Toc438471018"/><text:bookmark-end text:name="_Toc439684268"/><text:bookmark-end text:name="_Toc439948481"/><text:bookmark-end text:name="_Toc440016138"/></text:h>
      <text:h text:style-name="Heading2" text:outline-level="2"><text:bookmark-start text:name="_Toc456598587"/><text:bookmark-start text:name="_Toc456600918"/><text:bookmark-start text:name="_Toc494193640"/><text:bookmark-start text:name="_Toc185241524"/><text:bookmark-start text:name="_Toc439948482"/><text:bookmark-start text:name="_Toc440016139"/><text:bookmark-start text:name="_Toc185241595"/>P<text:bookmark-end text:name="_Toc456598587"/><text:bookmark-end text:name="_Toc456600918"/><text:bookmark-end text:name="_Toc494193640"/>urpose of the<text:s/><text:title text:fixed="false">Test Plan</text:title><text:s/>Document<text:bookmark-end text:name="_Toc185241524"/><text:bookmark-end text:name="_Toc439948482"/><text:bookmark-end text:name="_Toc440016139"/></text:h>
      <text:p text:style-name="NoSpacing"/>
      <text:h text:style-name="P111" text:outline-level="1"><text:bookmark-start text:name="_Toc439948483"/><text:bookmark-start text:name="_Toc440016140"/><text:soft-page-break/>System Testing<text:bookmark-end text:name="_Toc185241595"/><text:bookmark-end text:name="_Toc439948483"/><text:bookmark-end text:name="_Toc440016140"/></text:h>
      <text:h text:style-name="Heading2" text:outline-level="2"><text:bookmark-start text:name="_Toc185241596"/><text:bookmark-start text:name="_Toc439948484"/><text:bookmark-start text:name="_Toc440016141"/>Test Risks / Issues<text:bookmark-start text:name="_Toc185241597"/><text:bookmark-start text:name="_Toc439948485"/><text:bookmark-end text:name="_Toc185241596"/><text:bookmark-end text:name="_Toc439948484"/><text:bookmark-end text:name="_Toc440016141"/></text:h>
      <text:p text:style-name="NoSpacing">N/A</text:p>
      <text:h text:style-name="Heading2" text:outline-level="2"><text:bookmark-start text:name="_Toc440016142"/>Items to be Tested / Not Tested<text:bookmark-end text:name="_Toc185241597"/><text:bookmark-end text:name="_Toc439948485"/><text:bookmark-end text:name="_Toc440016142"/></text:h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ID</text:p>
          </table:table-cell>
          <table:table-cell table:style-name="TableCell121">
            <text:p text:style-name="P122">Item to Test</text:p>
          </table:table-cell>
          <table:table-cell table:style-name="TableCell123">
            <text:p text:style-name="P124">Test Description</text:p>
          </table:table-cell>
          <table:table-cell table:style-name="TableCell125">
            <text:p text:style-name="P126">Test Date</text:p>
          </table:table-cell>
          <table:table-cell table:style-name="TableCell127">
            <text:p text:style-name="P128">Responsibility</text:p>
          </table:table-cell>
        </table:table-row>
        <table:table-row table:style-name="TableRow129">
          <table:table-cell table:style-name="TableCell130">
            <text:p text:style-name="Normal">1.1</text:p>
          </table:table-cell>
          <table:table-cell table:style-name="TableCell131">
            <text:p text:style-name="Normal">Test Menu system works<text:s/></text:p>
          </table:table-cell>
          <table:table-cell table:style-name="TableCell132">
            <text:p text:style-name="P133">Test each menu button for correct functionality.</text:p>
          </table:table-cell>
          <table:table-cell table:style-name="TableCell134">
            <text:p text:style-name="NoSpacing">11/Jan/2016</text:p>
          </table:table-cell>
          <table:table-cell table:style-name="TableCell135">
            <text:p text:style-name="NoSpacing">CM</text:p>
          </table:table-cell>
        </table:table-row>
        <table:table-row table:style-name="TableRow136">
          <table:table-cell table:style-name="TableCell137">
            <text:p text:style-name="Normal">1.2</text:p>
          </table:table-cell>
          <table:table-cell table:style-name="TableCell138">
            <text:p text:style-name="Normal">Test system is easy to use<text:line-break/>Test that little/no training is required</text:p>
          </table:table-cell>
          <table:table-cell table:style-name="TableCell139">
            <text:p text:style-name="P140">An external tester, with no knowledge of the system, should be requested to perform several simple tasks.</text:p>
          </table:table-cell>
          <table:table-cell table:style-name="TableCell141">
            <text:p text:style-name="NoSpacing">11/Jan/2016</text:p>
          </table:table-cell>
          <table:table-cell table:style-name="TableCell142">
            <text:p text:style-name="NoSpacing">External Tester</text:p>
          </table:table-cell>
        </table:table-row>
      </table:table>
      <text:h text:style-name="Heading2" text:outline-level="2"><text:bookmark-start text:name="_Toc185241598"/><text:bookmark-start text:name="_Toc439948486"/><text:bookmark-start text:name="_Toc440016143"/>Test Approach(s)<text:bookmark-end text:name="_Toc185241598"/><text:bookmark-end text:name="_Toc439948486"/><text:bookmark-end text:name="_Toc440016143"/></text:h>
      <text:list text:style-name="LFO1" text:continue-numbering="true">
        <text:list-item>
          <text:list>
            <text:list-item>
              <text:p text:style-name="P143">Requires a tester that is familiar with the design/requirements<text:s/>for the project. Ensuring that all interface elements function correctly and perform as expected.</text:p>
            </text:list-item>
            <text:list-item>
              <text:p text:style-name="P144">Requires an external test that is unfamiliar with the design/requirements for the project. Ideally, the test should have limited IT skills, to reflect the IT<text:s/>skills of the average user.</text:p>
            </text:list-item>
          </text:list>
        </text:list-item>
      </text:list>
      <text:h text:style-name="Heading2" text:outline-level="2"><text:bookmark-start text:name="_Toc185241599"/><text:bookmark-start text:name="_Toc439948487"/><text:bookmark-start text:name="_Toc440016144"/>Test Regulatory / Mandate Criteria<text:bookmark-end text:name="_Toc185241599"/><text:bookmark-end text:name="_Toc439948487"/><text:bookmark-end text:name="_Toc440016144"/></text:h>
      <text:p text:style-name="Normal">N/A</text:p>
      <text:h text:style-name="Heading2" text:outline-level="2"><text:bookmark-start text:name="_Toc185241600"/><text:bookmark-start text:name="_Toc439948488"/><text:bookmark-start text:name="_Toc440016145"/>Test Pass / Fail Criteria<text:bookmark-end text:name="_Toc185241600"/><text:bookmark-end text:name="_Toc439948488"/><text:bookmark-end text:name="_Toc440016145"/></text:h>
      <text:list text:style-name="LFO2" text:continue-numbering="true">
        <text:list-item>
          <text:list>
            <text:list-item>
              <text:p text:style-name="P145">Required functionality is not present.<text:s/></text:p>
            </text:list-item>
            <text:list-item>
              <text:p text:style-name="P146">Unskilled user takes too long to complete the test case.</text:p>
            </text:list-item>
          </text:list>
        </text:list-item>
      </text:list>
      <text:h text:style-name="Heading2" text:outline-level="2"><text:bookmark-start text:name="_Toc185241601"/><text:bookmark-start text:name="_Toc439948489"/><text:bookmark-start text:name="_Toc440016146"/>Test Entry / Exit Criteria<text:bookmark-end text:name="_Toc185241601"/><text:bookmark-end text:name="_Toc439948489"/><text:bookmark-end text:name="_Toc440016146"/></text:h>
      <text:list text:style-name="LFO3" text:continue-numbering="true">
        <text:list-item>
          <text:list>
            <text:list-item>
              <text:p text:style-name="P147">Revert to fresh copy of the DB</text:p>
            </text:list-item>
            <text:list-item>
              <text:p text:style-name="P148">Revert<text:s/>to fresh copy of the DB</text:p>
            </text:list-item>
          </text:list>
        </text:list-item>
      </text:list>
      <text:h text:style-name="Heading2" text:outline-level="2"><text:bookmark-start text:name="_Toc185241602"/><text:bookmark-start text:name="_Toc439948490"/><text:bookmark-start text:name="_Toc440016147"/>Test Deliverables<text:bookmark-end text:name="_Toc185241602"/><text:bookmark-end text:name="_Toc439948490"/><text:bookmark-end text:name="_Toc440016147"/></text:h>
      <text:p text:style-name="Normal">System Testing Test log<text:line-break/>System Testing Test Data</text:p>
      <text:h text:style-name="Heading2" text:outline-level="2"><text:bookmark-start text:name="_Toc185241603"/><text:bookmark-start text:name="_Toc439948491"/><text:bookmark-start text:name="_Toc440016148"/>Test Suspension / Resumption Criteria<text:bookmark-end text:name="_Toc185241603"/><text:bookmark-end text:name="_Toc439948491"/><text:bookmark-end text:name="_Toc440016148"/></text:h>
      <text:p text:style-name="NoSpacing">Test<text:s/>should be suspended if any errors or unintended functionality is discovered.</text:p>
      <text:h text:style-name="Heading2" text:outline-level="2"><text:bookmark-start text:name="_Toc185241604"/><text:bookmark-start text:name="_Toc439948492"/><text:bookmark-start text:name="_Toc440016149"/>Test Environmental / Staffing / Training<text:s/>Needs<text:bookmark-end text:name="_Toc185241604"/><text:bookmark-end text:name="_Toc439948492"/><text:bookmark-end text:name="_Toc440016149"/></text:h>
      <text:p text:style-name="NoSpacing"><text:bookmark-start text:name="_Toc185241605"/>N/a</text:p>
      <text:h text:style-name="P149" text:outline-level="1"><text:bookmark-start text:name="_Toc439948493"/><text:bookmark-start text:name="_Toc440016150"/><text:soft-page-break/>Unit Testing<text:bookmark-end text:name="_Toc185241605"/><text:bookmark-end text:name="_Toc439948493"/><text:bookmark-end text:name="_Toc440016150"/></text:h>
      <text:h text:style-name="Heading2" text:outline-level="2"><text:bookmark-start text:name="_Toc185241606"/><text:bookmark-start text:name="_Toc439948494"/><text:bookmark-start text:name="_Toc440016151"/>Test Risks / Issues<text:bookmark-end text:name="_Toc185241606"/><text:bookmark-end text:name="_Toc439948494"/><text:bookmark-end text:name="_Toc440016151"/></text:h>
      <text:p text:style-name="NoSpacing">N/a</text:p>
      <text:h text:style-name="Heading2" text:outline-level="2"><text:bookmark-start text:name="_Toc185241607"/><text:bookmark-start text:name="_Toc439948495"/><text:bookmark-start text:name="_Toc440016152"/>Items to be Tested / Not Tested<text:bookmark-end text:name="_Toc185241607"/><text:bookmark-end text:name="_Toc439948495"/><text:bookmark-end text:name="_Toc440016152"/></text:h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ID</text:p>
          </table:table-cell>
          <table:table-cell table:style-name="TableCell159">
            <text:p text:style-name="P160">Item to Test</text:p>
          </table:table-cell>
          <table:table-cell table:style-name="TableCell161">
            <text:p text:style-name="P162">Test Description</text:p>
          </table:table-cell>
          <table:table-cell table:style-name="TableCell163">
            <text:p text:style-name="P164">Test Date</text:p>
          </table:table-cell>
          <table:table-cell table:style-name="TableCell165">
            <text:p text:style-name="P166">Responsibility</text:p>
          </table:table-cell>
        </table:table-row>
        <table:table-row table:style-name="TableRow167">
          <table:table-cell table:style-name="TableCell168">
            <text:p text:style-name="Normal">1.1</text:p>
          </table:table-cell>
          <table:table-cell table:style-name="TableCell169">
            <text:p text:style-name="Normal">Test form recording Rentals</text:p>
          </table:table-cell>
          <table:table-cell table:style-name="TableCell170">
            <text:p text:style-name="P171">Set an existing DVD to “rented”</text:p>
          </table:table-cell>
          <table:table-cell table:style-name="TableCell172">
            <text:p text:style-name="NoSpacing">11/Jan/2016</text:p>
          </table:table-cell>
          <table:table-cell table:style-name="TableCell173">
            <text:p text:style-name="NoSpacing">CM</text:p>
          </table:table-cell>
        </table:table-row>
        <table:table-row table:style-name="TableRow174">
          <table:table-cell table:style-name="TableCell175">
            <text:p text:style-name="Normal">1.2</text:p>
          </table:table-cell>
          <table:table-cell table:style-name="TableCell176">
            <text:p text:style-name="Normal">Test form recording returns</text:p>
          </table:table-cell>
          <table:table-cell table:style-name="TableCell177">
            <text:p text:style-name="P178">Set an<text:s/>existing DVD to “returned”</text:p>
          </table:table-cell>
          <table:table-cell table:style-name="TableCell179">
            <text:p text:style-name="NoSpacing">11/Jan/2016</text:p>
          </table:table-cell>
          <table:table-cell table:style-name="TableCell180">
            <text:p text:style-name="NoSpacing">CM</text:p>
          </table:table-cell>
        </table:table-row>
        <table:table-row table:style-name="TableRow181">
          <table:table-cell table:style-name="TableCell182">
            <text:p text:style-name="Normal">1.3</text:p>
          </table:table-cell>
          <table:table-cell table:style-name="TableCell183">
            <text:p text:style-name="Normal">Test form to add DVDs</text:p>
          </table:table-cell>
          <table:table-cell table:style-name="TableCell184">
            <text:p text:style-name="P185">Add a new DVD movie to DVDDB</text:p>
          </table:table-cell>
          <table:table-cell table:style-name="TableCell186">
            <text:p text:style-name="NoSpacing">11/Jan/2016</text:p>
          </table:table-cell>
          <table:table-cell table:style-name="TableCell187">
            <text:p text:style-name="NoSpacing">CM</text:p>
          </table:table-cell>
        </table:table-row>
        <table:table-row table:style-name="TableRow188">
          <table:table-cell table:style-name="TableCell189">
            <text:p text:style-name="Normal">1.4</text:p>
          </table:table-cell>
          <table:table-cell table:style-name="TableCell190">
            <text:p text:style-name="Normal">Test form to update customers</text:p>
          </table:table-cell>
          <table:table-cell table:style-name="TableCell191">
            <text:p text:style-name="P192">Update the new customer’s information</text:p>
          </table:table-cell>
          <table:table-cell table:style-name="TableCell193">
            <text:p text:style-name="NoSpacing">11/Jan/2016</text:p>
          </table:table-cell>
          <table:table-cell table:style-name="TableCell194">
            <text:p text:style-name="NoSpacing">CM</text:p>
          </table:table-cell>
        </table:table-row>
        <table:table-row table:style-name="TableRow195">
          <table:table-cell table:style-name="TableCell196">
            <text:p text:style-name="Normal">1.5</text:p>
          </table:table-cell>
          <table:table-cell table:style-name="TableCell197">
            <text:p text:style-name="Normal">Test form to Add customers</text:p>
          </table:table-cell>
          <table:table-cell table:style-name="TableCell198">
            <text:p text:style-name="P199">Add a new customer to<text:s/>the CustomerDB</text:p>
          </table:table-cell>
          <table:table-cell table:style-name="TableCell200">
            <text:p text:style-name="NoSpacing">11/Jan/2016</text:p>
          </table:table-cell>
          <table:table-cell table:style-name="TableCell201">
            <text:p text:style-name="NoSpacing">CM</text:p>
          </table:table-cell>
        </table:table-row>
        <table:table-row table:style-name="TableRow202">
          <table:table-cell table:style-name="TableCell203">
            <text:p text:style-name="Normal">1.6</text:p>
          </table:table-cell>
          <table:table-cell table:style-name="TableCell204">
            <text:p text:style-name="Normal">Test ad-hoc List of Current Rentals</text:p>
          </table:table-cell>
          <table:table-cell table:style-name="TableCell205">
            <text:p text:style-name="P206">Confirm DVDs on loan are displayed in the “Not Returned” form</text:p>
          </table:table-cell>
          <table:table-cell table:style-name="TableCell207">
            <text:p text:style-name="NoSpacing">11/Jan/2016</text:p>
          </table:table-cell>
          <table:table-cell table:style-name="TableCell208">
            <text:p text:style-name="NoSpacing">CM</text:p>
          </table:table-cell>
        </table:table-row>
        <table:table-row table:style-name="TableRow209">
          <table:table-cell table:style-name="TableCell210">
            <text:p text:style-name="Normal">1.7</text:p>
          </table:table-cell>
          <table:table-cell table:style-name="TableCell211">
            <text:p text:style-name="Normal">Test List of current by genre</text:p>
          </table:table-cell>
          <table:table-cell table:style-name="TableCell212">
            <text:p text:style-name="NoSpacing"><text:span text:style-name="T213">Confirm the list of DVDs “Rentals by Ge</text:span><text:span text:style-name="T214">n</text:span><text:span text:style-name="T215">re” is working</text:span></text:p>
          </table:table-cell>
          <table:table-cell table:style-name="TableCell216">
            <text:p text:style-name="NoSpacing">11/Jan/2016</text:p>
          </table:table-cell>
          <table:table-cell table:style-name="TableCell217">
            <text:p text:style-name="NoSpacing">CM</text:p>
          </table:table-cell>
        </table:table-row>
      </table:table>
      <text:h text:style-name="Heading2" text:outline-level="2"><text:bookmark-start text:name="_Toc185241608"/><text:bookmark-start text:name="_Toc439948496"/><text:bookmark-start text:name="_Toc440016153"/>Test Approach(s)<text:bookmark-end text:name="_Toc185241608"/><text:bookmark-end text:name="_Toc439948496"/><text:bookmark-end text:name="_Toc440016153"/></text:h>
      <text:list text:style-name="LFO4" text:continue-numbering="true">
        <text:list-item>
          <text:list>
            <text:list-item>
              <text:p text:style-name="P218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19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0">Requires a tester that is familiar with the design/requirements for the project. Ensuring that all steps are followed and<text:s/>any issues are communicated effectively to the development team.</text:p>
            </text:list-item>
            <text:list-item>
              <text:p text:style-name="P221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2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3">Requires a tester that is familiar with the design/requirements for the<text:s/>project. Ensuring that all steps are followed and any issues are communicated effectively to the development team.</text:p>
            </text:list-item>
            <text:list-item>
              <text:p text:style-name="P224">Requires a tester that is familiar with the design/requirements for the project. Ensuring that all steps are followed and any issues are<text:s/>communicated effectively to the development team.</text:p>
            </text:list-item>
          </text:list>
        </text:list-item>
      </text:list>
      <text:h text:style-name="Heading2" text:outline-level="2"><text:bookmark-start text:name="_Toc185241609"/><text:bookmark-start text:name="_Toc439948497"/><text:bookmark-start text:name="_Toc440016154"/>Test Regulatory / Mandate Criteria<text:bookmark-end text:name="_Toc185241609"/><text:bookmark-end text:name="_Toc439948497"/><text:bookmark-end text:name="_Toc440016154"/></text:h>
      <text:p text:style-name="NoSpacing">N/A</text:p>
      <text:h text:style-name="Heading2" text:outline-level="2"><text:bookmark-start text:name="_Toc185241610"/><text:bookmark-start text:name="_Toc439948498"/><text:bookmark-start text:name="_Toc440016155"/>Test Pass / Fail Criteria<text:bookmark-end text:name="_Toc185241610"/><text:bookmark-end text:name="_Toc439948498"/><text:bookmark-end text:name="_Toc440016155"/></text:h>
      <text:list text:style-name="LFO5" text:continue-numbering="true">
        <text:list-item>
          <text:list>
            <text:list-item>
              <text:p text:style-name="P225">Required functionality is not present or change is not reflected in the “Rentals Table”.</text:p>
            </text:list-item>
            <text:list-item>
              <text:p text:style-name="P226">Required functionality is not present or change is not reflected in the “Rentals Table”.</text:p>
            </text:list-item>
            <text:list-item>
              <text:p text:style-name="P227">Required functionality is not present or change is not reflected in the “DVD Table”.</text:p>
            </text:list-item>
            <text:list-item>
              <text:p text:style-name="P228">Required functionality is not present or change is not reflected in the “Customer Table”.</text:p>
            </text:list-item>
            <text:list-item>
              <text:p text:style-name="P229">Required functionality is not present or change is not reflected in the “Customer Table”.</text:p>
            </text:list-item>
            <text:list-item>
              <text:p text:style-name="P230">Required functionality is not present or ad-hoc list of current rentals is not displayed.</text:p>
            </text:list-item>
            <text:list-item>
              <text:p text:style-name="P231">Required functionality is not present or list of current rentals sorted by genre is not displayed.</text:p>
            </text:list-item>
          </text:list>
        </text:list-item>
      </text:list>
      <text:h text:style-name="Heading2" text:outline-level="2"><text:bookmark-start text:name="_Toc185241611"/><text:bookmark-start text:name="_Toc439948499"/><text:bookmark-start text:name="_Toc440016156"/>Test Entry / Exit Criteria<text:bookmark-end text:name="_Toc185241611"/><text:bookmark-end text:name="_Toc439948499"/><text:bookmark-end text:name="_Toc440016156"/></text:h>
      <text:list text:style-name="LFO6" text:continue-numbering="true">
        <text:list-item>
          <text:list>
            <text:list-item>
              <text:p text:style-name="P232">Revert to fresh copy of the DB</text:p>
            </text:list-item>
            <text:list-item>
              <text:p text:style-name="P233">Revert to fresh copy of the DB</text:p>
            </text:list-item>
            <text:list-item>
              <text:p text:style-name="P234">Revert to fresh copy of the DB</text:p>
            </text:list-item>
            <text:list-item>
              <text:p text:style-name="P235">Revert to fresh copy of the DB</text:p>
            </text:list-item>
            <text:list-item>
              <text:p text:style-name="P236">Revert to fresh copy of the DB</text:p>
            </text:list-item>
            <text:list-item>
              <text:p text:style-name="P237">Revert to fresh copy of the DB</text:p>
            </text:list-item>
            <text:list-item>
              <text:p text:style-name="P238">Revert to fresh copy of the DB</text:p>
            </text:list-item>
          </text:list>
        </text:list-item>
      </text:list>
      <text:h text:style-name="Heading2" text:outline-level="2"><text:bookmark-start text:name="_Toc185241612"/><text:bookmark-start text:name="_Toc439948500"/><text:bookmark-start text:name="_Toc440016157"/>Test Deliverables<text:bookmark-end text:name="_Toc185241612"/><text:bookmark-end text:name="_Toc439948500"/><text:bookmark-end text:name="_Toc440016157"/></text:h>
      <text:p text:style-name="Normal">System Testing<text:s/>Test log<text:line-break/>System Testing Test Data</text:p>
      <text:h text:style-name="Heading2" text:outline-level="2"><text:bookmark-start text:name="_Toc185241613"/><text:bookmark-start text:name="_Toc439948501"/><text:bookmark-start text:name="_Toc440016158"/>Test Suspension / Resumption Criteria<text:bookmark-end text:name="_Toc185241613"/><text:bookmark-end text:name="_Toc439948501"/><text:bookmark-end text:name="_Toc440016158"/></text:h>
      <text:p text:style-name="NoSpacing">Test<text:s/>should be suspended if any errors or unintended functionality is discovered.</text:p>
      <text:h text:style-name="Heading2" text:outline-level="2"><text:bookmark-start text:name="_Toc185241614"/><text:bookmark-start text:name="_Toc439948502"/><text:bookmark-start text:name="_Toc440016159"/>Test Environmental / Staffing / Training Needs<text:bookmark-end text:name="_Toc185241614"/><text:bookmark-end text:name="_Toc439948502"/><text:bookmark-end text:name="_Toc440016159"/></text:h>
      <text:p text:style-name="NoSpacing"><text:bookmark-start text:name="_Toc185241615"/>N/a</text:p>
      <text:p text:style-name="NoSpacing"/>
      <text:h text:style-name="P239" text:outline-level="1"><text:bookmark-start text:name="_Toc439948503"/><text:bookmark-start text:name="_Toc440016160"/><text:soft-page-break/>User Acceptance Testing<text:bookmark-end text:name="_Toc185241615"/><text:bookmark-end text:name="_Toc439948503"/><text:bookmark-end text:name="_Toc440016160"/></text:h>
      <text:h text:style-name="Heading2" text:outline-level="2"><text:bookmark-start text:name="_Toc185241616"/><text:bookmark-start text:name="_Toc439948504"/><text:bookmark-start text:name="_Toc440016161"/>Test Risks / Issues<text:bookmark-end text:name="_Toc185241616"/><text:bookmark-end text:name="_Toc439948504"/><text:bookmark-end text:name="_Toc440016161"/></text:h>
      <text:p text:style-name="NoSpacing"/>
      <text:h text:style-name="Heading2" text:outline-level="2"><text:bookmark-start text:name="_Toc185241617"/><text:bookmark-start text:name="_Toc439948505"/><text:bookmark-start text:name="_Toc440016162"/>Items to be Tested / Not Tested<text:bookmark-end text:name="_Toc185241617"/><text:bookmark-end text:name="_Toc439948505"/><text:bookmark-end text:name="_Toc440016162"/></text:h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Item to Test</text:p>
          </table:table-cell>
          <table:table-cell table:style-name="TableCell248">
            <text:p text:style-name="P249">Test Description</text:p>
          </table:table-cell>
          <table:table-cell table:style-name="TableCell250">
            <text:p text:style-name="P251">Test Date</text:p>
          </table:table-cell>
          <table:table-cell table:style-name="TableCell252">
            <text:p text:style-name="P253">Responsibility</text:p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</table:table>
      <text:h text:style-name="Heading2" text:outline-level="2"><text:bookmark-start text:name="_Toc185241618"/><text:bookmark-start text:name="_Toc439948506"/><text:bookmark-start text:name="_Toc440016163"/>Test Approach(s)<text:bookmark-end text:name="_Toc185241618"/><text:bookmark-end text:name="_Toc439948506"/><text:bookmark-end text:name="_Toc440016163"/></text:h>
      <text:p text:style-name="NoSpacing"/>
      <text:h text:style-name="Heading2" text:outline-level="2"><text:bookmark-start text:name="_Toc185241619"/><text:bookmark-start text:name="_Toc439948507"/><text:bookmark-start text:name="_Toc440016164"/>Test Regulatory / Mandate Criteria<text:bookmark-end text:name="_Toc185241619"/><text:bookmark-end text:name="_Toc439948507"/><text:bookmark-end text:name="_Toc440016164"/></text:h>
      <text:p text:style-name="NoSpacing"/>
      <text:h text:style-name="Heading2" text:outline-level="2"><text:bookmark-start text:name="_Toc185241620"/><text:bookmark-start text:name="_Toc439948508"/><text:bookmark-start text:name="_Toc440016165"/>Test Pass / Fail Criteria<text:bookmark-end text:name="_Toc185241620"/><text:bookmark-end text:name="_Toc439948508"/><text:bookmark-end text:name="_Toc440016165"/></text:h>
      <text:p text:style-name="NoSpacing"/>
      <text:h text:style-name="Heading2" text:outline-level="2"><text:bookmark-start text:name="_Toc185241621"/><text:bookmark-start text:name="_Toc439948509"/><text:bookmark-start text:name="_Toc440016166"/>Test Entry / Exit Criteria<text:bookmark-end text:name="_Toc185241621"/><text:bookmark-end text:name="_Toc439948509"/><text:bookmark-end text:name="_Toc440016166"/></text:h>
      <text:p text:style-name="NoSpacing"/>
      <text:h text:style-name="Heading2" text:outline-level="2"><text:bookmark-start text:name="_Toc185241622"/><text:bookmark-start text:name="_Toc439948510"/><text:bookmark-start text:name="_Toc440016167"/>Test Deliverables<text:bookmark-end text:name="_Toc185241622"/><text:bookmark-end text:name="_Toc439948510"/><text:bookmark-end text:name="_Toc440016167"/></text:h>
      <text:p text:style-name="NoSpacing"/>
      <text:h text:style-name="Heading2" text:outline-level="2"><text:bookmark-start text:name="_Toc185241623"/><text:bookmark-start text:name="_Toc439948511"/><text:bookmark-start text:name="_Toc440016168"/>Test Suspension /<text:s/>Resumption Criteria<text:bookmark-end text:name="_Toc185241623"/><text:bookmark-end text:name="_Toc439948511"/><text:bookmark-end text:name="_Toc440016168"/></text:h>
      <text:p text:style-name="NoSpacing"/>
      <text:h text:style-name="Heading2" text:outline-level="2"><text:bookmark-start text:name="_Toc185241624"/><text:bookmark-start text:name="_Toc439948512"/><text:bookmark-start text:name="_Toc440016169"/>Test Environmental / Staffing / Training Needs<text:bookmark-end text:name="_Toc185241624"/><text:bookmark-end text:name="_Toc439948512"/><text:bookmark-end text:name="_Toc440016169"/></text:h>
      <text:p text:style-name="NoSpacing"/>
      <text:p text:style-name="P281"/>
      <text:h text:style-name="Heading1" text:outline-level="1"><text:bookmark-start text:name="_Toc439948513"/><text:bookmark-start text:name="_Toc440016170"/>Conclusion<text:bookmark-end text:name="_Toc439948513"/><text:bookmark-end text:name="_Toc440016170"/></text:h>
      <text:p text:style-name="Normal"/>
      <text:p text:style-name="Normal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Bibliography" style:display-name="Bibliography" style:family="paragraph" style:parent-style-name="Normal" style:next-style-name="Normal"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language="en" fo:country="US" style:language-asian="ja" style:country-asian="JP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language="en" fo:country="US" style:language-asian="ja" style:country-asian="JP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language="en" fo:country="US" style:language-asian="ja" style:country-asian="JP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text-align="justify" fo:margin-top="0.0416in" fo:margin-bottom="0.0833in" fo:line-height="100%" fo:margin-left="0.4in">
        <style:tab-stops/>
      </style:paragraph-properties>
      <style:text-properties style:font-name="Times New Roman" fo:font-size="12pt" style:font-size-asian="12pt" style:font-size-complex="12pt" fo:language="en" fo:country="US" fo:hyphenate="true"/>
    </style:style>
    <style:style style:name="BodyTextChar" style:display-name="Body Text Char" style:family="text" style:parent-style-name="DefaultParagraphFont">
      <style:text-properties style:font-name="Times New Roman" fo:font-size="12pt" style:font-size-asian="12pt" style:font-size-complex="12pt" fo:language="en" fo:country="US"/>
    </style:style>
    <style:style style:name="InfoBlue" style:display-name="InfoBlue" style:family="paragraph" style:parent-style-name="Normal" style:next-style-name="BodyText">
      <style:paragraph-properties fo:widows="0" fo:orphans="0" fo:text-align="justify" fo:margin-bottom="0.0833in" style:line-height-at-least="0.1666in" fo:margin-left="0.4in">
        <style:tab-stops/>
      </style:paragraph-properties>
      <style:text-properties style:font-name="Times New Roman" fo:font-style="italic" style:font-style-asian="italic" fo:color="#0000FF" fo:font-size="12pt" style:font-size-asian="12pt" style:font-size-complex="10pt" fo:language="en" fo:country="US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 fo:line-height="100%"/>
      <style:text-properties style:font-name="Times New Roman" style:font-name-complex="Arial" fo:font-size="10pt" style:font-size-asian="10pt" style:font-size-complex="10pt" fo:language="en" fo:country="US" fo:hyphenate="true"/>
    </style:style>
    <style:style style:name="Tabletext" style:display-name="Tabletext" style:family="paragraph" style:parent-style-name="Normal">
      <style:paragraph-properties fo:keep-together="always" fo:widows="0" fo:orphans="0" fo:margin-bottom="0in" style:line-height-at-least="0.1666in"/>
      <style:text-properties style:font-name="Arial" fo:font-size="10pt" style:font-size-asian="10pt" style:font-size-complex="10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7</text:page-number></text:span><text:s/>of<text:s/><text:span text:style-name="T3"><text:page-count>9</text:page-count></text:span></text:p>
        <text:p text:style-name="Header"/>
      </style:header>
      <style:footer>
        <text:p text:style-name="P4">Ciarán Maher<text:line-break/>ICT_SoftwareApplicationTesting<text:line-break/>11<text:span text:style-name="T5">th</text:span>/January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6-01-11T11:30:00Z</meta:creation-date>
    <dc:date>2016-01-18T14:06:00Z</dc:date>
    <meta:template xlink:href="Normal" xlink:type="simple"/>
    <meta:editing-cycles>63</meta:editing-cycles>
    <meta:editing-duration>PT24360S</meta:editing-duration>
    <meta:document-statistic meta:page-count="9" meta:paragraph-count="14" meta:word-count="1099" meta:character-count="7352" meta:row-count="52" meta:non-whitespace-character-count="6267"/>
  </office:meta>
</office:document-meta>
</file>